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text-indent="0cm"/>
    </style:style>
    <style:style style:name="P12" style:family="paragraph">
      <style:paragraph-properties fo:margin-left="0cm" fo:margin-right="0cm" fo:text-align="start" fo:text-indent="0cm" style:punctuation-wrap="hanging"/>
      <style:text-properties fo:font-size="18pt" style:font-size-asian="14pt" style:font-size-complex="14pt" fo:hyphenate="false"/>
    </style:style>
    <style:style style:name="P13"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ymbol" style:font-family-generic="roman" style:use-window-font-color="true"/>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6">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6">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6">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9.843cm" svg:y="4.445cm">
          <text:p text:style-name="P7"><text:span text:style-name="T8">B_AppendAcessCode</text:span></text:p>
          <draw:enhanced-geometry svg:viewBox="0 0 21600 21600" draw:type="rectangle" draw:enhanced-path="M 0 0 L 21600 0 21600 21600 0 21600 0 0 Z N"/>
        </draw:custom-shape>
        <draw:custom-shape draw:name="Rectangle 4" draw:style-name="gr3" draw:text-style-name="P2" draw:layer="layout" svg:width="4.127cm" svg:height="2.539cm" svg:x="16.193cm" svg:y="14.288cm">
          <text:p text:style-name="P9"><text:span text:style-name="T8">StartChk</text:span></text:p>
          <draw:enhanced-geometry svg:viewBox="0 0 21600 21600" draw:type="rectangle" draw:enhanced-path="M 0 0 L 21600 0 21600 21600 0 21600 0 0 Z N"/>
        </draw:custom-shape>
        <draw:custom-shape draw:name="Text Box 5" draw:style-name="gr5" draw:text-style-name="P2" draw:layer="layout" svg:width="2.063cm" svg:height="0.634cm" svg:x="7.62cm" svg:y="5.556cm">
          <text:p text:style-name="P7"><text:span text:style-name="T8">CodeGenEN</text:span></text:p>
          <draw:enhanced-geometry svg:viewBox="0 0 21600 21600" draw:type="rectangle" draw:enhanced-path="M 0 0 L 21600 0 21600 21600 0 21600 0 0 Z N"/>
        </draw:custom-shape>
        <draw:custom-shape draw:name="Rectangle 6" draw:style-name="gr3" draw:text-style-name="P2" draw:layer="layout" svg:width="2.698cm" svg:height="2.063cm" svg:x="10.478cm" svg:y="11.589cm">
          <text:p text:style-name="P9"><text:span text:style-name="T8">EncodePacket</text:span></text:p>
          <draw:enhanced-geometry svg:viewBox="0 0 21600 21600" draw:type="rectangle" draw:enhanced-path="M 0 0 L 21600 0 21600 21600 0 21600 0 0 Z N"/>
        </draw:custom-shape>
        <draw:line draw:name="Line 7" draw:style-name="gr4" draw:text-style-name="P8" draw:layer="layout" svg:x1="7.461cm" svg:y1="9.525cm" svg:x2="11.43cm" svg:y2="9.525cm">
          <text:p/>
        </draw:line>
        <draw:custom-shape draw:name="Rectangle 8" draw:style-name="gr3" draw:text-style-name="P2" draw:layer="layout" svg:width="3.015cm" svg:height="7.778cm" svg:x="4.445cm" svg:y="5.398cm">
          <text:p text:style-name="P9"><text:span text:style-name="T8">B_RCU</text:span></text:p>
          <draw:enhanced-geometry svg:viewBox="0 0 21600 21600" draw:type="rectangle" draw:enhanced-path="M 0 0 L 21600 0 21600 21600 0 21600 0 0 Z N"/>
        </draw:custom-shape>
        <draw:custom-shape draw:name="Text Box 9" draw:style-name="gr5" draw:text-style-name="P2" draw:layer="layout" svg:width="0.952cm" svg:height="0.634cm" svg:x="18.891cm" svg:y="6.191cm">
          <text:p text:style-name="P7"><text:span text:style-name="T8">ANT</text:span></text:p>
          <draw:enhanced-geometry svg:viewBox="0 0 21600 21600" draw:type="rectangle" draw:enhanced-path="M 0 0 L 21600 0 21600 21600 0 21600 0 0 Z N"/>
        </draw:custom-shape>
        <draw:custom-shape draw:name="Text Box 10" draw:style-name="gr5" draw:text-style-name="P2" draw:layer="layout" svg:width="1.745cm" svg:height="0.634cm" svg:x="7.461cm" svg:y="14.923cm">
          <text:p text:style-name="P7"><text:span text:style-name="T8">TransEN</text:span></text:p>
          <draw:enhanced-geometry svg:viewBox="0 0 21600 21600" draw:type="rectangle" draw:enhanced-path="M 0 0 L 21600 0 21600 21600 0 21600 0 0 Z N"/>
        </draw:custom-shape>
        <draw:line draw:name="Line 11" draw:style-name="gr4" draw:text-style-name="P8" draw:layer="layout" svg:x1="22.86cm" svg:y1="15.24cm" svg:x2="20.32cm" svg:y2="15.24cm">
          <text:p/>
        </draw:line>
        <draw:custom-shape draw:name="Text Box 12" draw:style-name="gr5" draw:text-style-name="P2" draw:layer="layout" svg:width="1.269cm" svg:height="0.634cm" svg:x="20.638cm" svg:y="15.399cm">
          <text:p text:style-name="P7"><text:span text:style-name="T8">ANT</text:span></text:p>
          <draw:enhanced-geometry svg:viewBox="0 0 21600 21600" draw:type="rectangle" draw:enhanced-path="M 0 0 L 21600 0 21600 21600 0 21600 0 0 Z N"/>
        </draw:custom-shape>
        <draw:custom-shape draw:name="Rectangle 13" draw:style-name="gr3" draw:text-style-name="P2" draw:layer="layout" svg:width="1.269cm" svg:height="8.73cm" svg:x="17.463cm" svg:y="5.239cm">
          <text:p text:style-name="P7"><text:span text:style-name="T8">UAT</text:span></text:p>
          <draw:enhanced-geometry svg:viewBox="0 0 21600 21600" draw:type="rectangle" draw:enhanced-path="M 0 0 L 21600 0 21600 21600 0 21600 0 0 Z N"/>
        </draw:custom-shape>
        <draw:custom-shape draw:name="Rectangle 14" draw:style-name="gr3" draw:text-style-name="P2" draw:layer="layout" svg:width="3.015cm" svg:height="2.698cm" svg:x="10.16cm" svg:y="8.573cm">
          <text:p text:style-name="P9"><text:span text:style-name="T8">HeaderGen</text:span></text:p>
          <draw:enhanced-geometry svg:viewBox="0 0 21600 21600" draw:type="rectangle" draw:enhanced-path="M 0 0 L 21600 0 21600 21600 0 21600 0 0 Z N"/>
        </draw:custom-shape>
        <draw:line draw:name="Line 15" draw:style-name="gr4" draw:text-style-name="P8" draw:layer="layout" svg:x1="7.461cm" svg:y1="12.065cm" svg:x2="10.477cm" svg:y2="12.065cm">
          <text:p/>
        </draw:line>
        <draw:line draw:name="Line 16" draw:style-name="gr4" draw:text-style-name="P8" draw:layer="layout" svg:x1="8.413cm" svg:y1="13.017cm" svg:x2="10.477cm" svg:y2="13.017cm">
          <text:p/>
        </draw:line>
        <draw:custom-shape draw:name="Text Box 17" draw:style-name="gr5" draw:text-style-name="P2" draw:layer="layout" svg:width="0.952cm" svg:height="0.634cm" svg:x="8.255cm" svg:y="12.383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2.063cm" svg:height="0.634cm" svg:x="8.255cm" svg:y="11.589cm">
          <text:p text:style-name="P7"><text:span text:style-name="T8">EncodeEN</text:span></text:p>
          <draw:enhanced-geometry svg:viewBox="0 0 21600 21600" draw:type="rectangle" draw:enhanced-path="M 0 0 L 21600 0 21600 21600 0 21600 0 0 Z N"/>
        </draw:custom-shape>
        <draw:custom-shape draw:name="Text Box 19" draw:style-name="gr5" draw:text-style-name="P2" draw:layer="layout" svg:width="2.222cm" svg:height="0.634cm" svg:x="7.461cm" svg:y="8.89cm">
          <text:p text:style-name="P7"><text:span text:style-name="T17">HeaderGenEN</text:span></text:p>
          <draw:enhanced-geometry svg:viewBox="0 0 21600 21600" draw:type="rectangle" draw:enhanced-path="M 0 0 L 21600 0 21600 21600 0 21600 0 0 Z N"/>
        </draw:custom-shape>
        <draw:line draw:name="Line 20" draw:style-name="gr6" draw:text-style-name="P8" draw:layer="layout" svg:x1="6.826cm" svg:y1="15.398cm" svg:x2="16.192cm" svg:y2="15.398cm">
          <text:p/>
        </draw:line>
        <draw:line draw:name="Line 21" draw:style-name="gr4" draw:text-style-name="P8" draw:layer="layout" svg:x1="6.826cm" svg:y1="15.398cm" svg:x2="6.826cm" svg:y2="13.176cm">
          <text:p/>
        </draw:line>
        <draw:line draw:name="Line 22" draw:style-name="gr4" draw:text-style-name="P8" draw:layer="layout" svg:x1="4.445cm" svg:y1="7.778cm" svg:x2="0.097cm" svg:y2="7.778cm">
          <text:p/>
        </draw:line>
        <draw:custom-shape draw:name="Text Box 23" draw:style-name="gr5" draw:text-style-name="P2" draw:layer="layout" svg:width="1.904cm" svg:height="0.634cm" svg:x="1.27cm" svg:y="6.985cm">
          <text:p text:style-name="P7"><text:span text:style-name="T8">ReadEN</text:span></text:p>
          <draw:enhanced-geometry svg:viewBox="0 0 21600 21600" draw:type="rectangle" draw:enhanced-path="M 0 0 L 21600 0 21600 21600 0 21600 0 0 Z N"/>
        </draw:custom-shape>
        <draw:custom-shape draw:name="Text Box 24" draw:style-name="gr5" draw:text-style-name="P2" draw:layer="layout" svg:width="1.587cm" svg:height="0.475cm" svg:x="8.255cm" svg:y="13.335cm">
          <text:p text:style-name="P7"><text:span text:style-name="T8">StopSend</text:span></text:p>
          <draw:enhanced-geometry svg:viewBox="0 0 21600 21600" draw:type="rectangle" draw:enhanced-path="M 0 0 L 21600 0 21600 21600 0 21600 0 0 Z N"/>
        </draw:custom-shape>
        <draw:custom-shape draw:name="Text Box 25" draw:style-name="gr5" draw:text-style-name="P2" draw:layer="layout" svg:width="1.428cm" svg:height="0.475cm" svg:x="13.335cm" svg:y="12.065cm">
          <text:p text:style-name="P7"><text:span text:style-name="T17">packet</text:span></text:p>
          <draw:enhanced-geometry svg:viewBox="0 0 21600 21600" draw:type="rectangle" draw:enhanced-path="M 0 0 L 21600 0 21600 21600 0 21600 0 0 Z N"/>
        </draw:custom-shape>
        <draw:line draw:name="Line 26" draw:style-name="gr4" draw:text-style-name="P8" draw:layer="layout" svg:x1="13.176cm" svg:y1="13.176cm" svg:x2="17.462cm" svg:y2="13.176cm">
          <text:p/>
        </draw:line>
        <draw:custom-shape draw:name="Text Box 27" draw:style-name="gr5" draw:text-style-name="P2" draw:layer="layout" svg:width="1.428cm" svg:height="0.475cm" svg:x="15.716cm" svg:y="13.018cm">
          <text:p text:style-name="P7"><text:span text:style-name="T8">SendEN</text:span></text:p>
          <draw:enhanced-geometry svg:viewBox="0 0 21600 21600" draw:type="rectangle" draw:enhanced-path="M 0 0 L 21600 0 21600 21600 0 21600 0 0 Z N"/>
        </draw:custom-shape>
        <draw:custom-shape draw:name="Text Box 28" draw:style-name="gr5" draw:text-style-name="P2" draw:layer="layout" svg:width="23.229cm" svg:height="2.962cm" svg:x="1.111cm" svg:y="16.087cm">
          <text:p text:style-name="P7"><text:span text:style-name="T7">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22.225cm" svg:y="6.033cm">
          <text:p text:style-name="P9"><text:span text:style-name="T8">stripPayload</text:span></text:p>
          <draw:enhanced-geometry svg:viewBox="0 0 21600 21600" draw:type="rectangle" draw:enhanced-path="M 0 0 L 21600 0 21600 21600 0 21600 0 0 Z N"/>
        </draw:custom-shape>
        <draw:custom-shape draw:name="Text Box 30" draw:style-name="gr5" draw:text-style-name="P2" draw:layer="layout" svg:width="0.793cm" svg:height="0.634cm" svg:x="24.606cm" svg:y="6.826cm">
          <text:p text:style-name="P7"><text:span text:style-name="T8">data</text:span></text:p>
          <text:p text:style-name="P7"><text:span text:style-name="T8"/></text:p>
          <draw:enhanced-geometry svg:viewBox="0 0 21600 21600" draw:type="rectangle" draw:enhanced-path="M 0 0 L 21600 0 21600 21600 0 21600 0 0 Z N"/>
        </draw:custom-shape>
        <draw:custom-shape draw:name="Rectangle 31" draw:style-name="gr3" draw:text-style-name="P2" draw:layer="layout" svg:width="1.11cm" svg:height="1.904cm" svg:x="11.43cm" svg:y="9.366cm">
          <text:p text:style-name="P7"><text:span text:style-name="T8">Reg</text:span></text:p>
          <draw:enhanced-geometry svg:viewBox="0 0 21600 21600" draw:type="rectangle" draw:enhanced-path="M 0 0 L 21600 0 21600 21600 0 21600 0 0 Z N"/>
        </draw:custom-shape>
        <draw:custom-shape draw:name="Text Box 32" draw:style-name="gr5" draw:text-style-name="P2" draw:layer="layout" svg:width="0.952cm" svg:height="0.475cm" svg:x="10.478cm" svg:y="10.16cm">
          <text:p text:style-name="P7"><text:span text:style-name="T8">Clk</text:span></text:p>
          <draw:enhanced-geometry svg:viewBox="0 0 21600 21600" draw:type="rectangle" draw:enhanced-path="M 0 0 L 21600 0 21600 21600 0 21600 0 0 Z N"/>
        </draw:custom-shape>
        <draw:line draw:name="Line 33" draw:style-name="gr4" draw:text-style-name="P8" draw:layer="layout" svg:x1="13.176cm" svg:y1="12.541cm" svg:x2="14.922cm" svg:y2="12.541cm">
          <text:p/>
        </draw:line>
        <draw:custom-shape draw:name="Text Box 34" draw:style-name="gr5" draw:text-style-name="P2" draw:layer="layout" svg:width="1.11cm" svg:height="1.11cm" svg:x="13.176cm" svg:y="6.033cm">
          <text:p text:style-name="P7"><text:span text:style-name="T8">Acesscode</text:span></text:p>
          <draw:enhanced-geometry svg:viewBox="0 0 21600 21600" draw:type="rectangle" draw:enhanced-path="M 0 0 L 21600 0 21600 21600 0 21600 0 0 Z N"/>
        </draw:custom-shape>
        <draw:custom-shape draw:name="Text Box 35" draw:style-name="gr5" draw:text-style-name="P2" draw:layer="layout" svg:width="1.269cm" svg:height="0.475cm" svg:x="13.176cm" svg:y="9.208cm">
          <text:p text:style-name="P7"><text:span text:style-name="T8">header</text:span></text:p>
          <draw:enhanced-geometry svg:viewBox="0 0 21600 21600" draw:type="rectangle" draw:enhanced-path="M 0 0 L 21600 0 21600 21600 0 21600 0 0 Z N"/>
        </draw:custom-shape>
        <draw:line draw:name="Line 36" draw:style-name="gr4" draw:text-style-name="P8" draw:layer="layout" svg:x1="12.541cm" svg:y1="9.683cm" svg:x2="14.922cm" svg:y2="9.683cm">
          <text:p/>
        </draw:line>
        <draw:line draw:name="Line 37" draw:style-name="gr6" draw:text-style-name="P8" draw:layer="layout" svg:x1="5.873cm" svg:y1="14.605cm" svg:x2="16.192cm" svg:y2="14.605cm">
          <text:p/>
        </draw:line>
        <draw:line draw:name="Line 38" draw:style-name="gr4" draw:text-style-name="P8" draw:layer="layout" svg:x1="5.873cm" svg:y1="14.605cm" svg:x2="5.873cm" svg:y2="13.176cm">
          <text:p/>
        </draw:line>
        <draw:custom-shape draw:name="Text Box 39" draw:style-name="gr5" draw:text-style-name="P2" draw:layer="layout" svg:width="1.745cm" svg:height="0.634cm" svg:x="4.128cm" svg:y="14.129cm">
          <text:p text:style-name="P7"><text:span text:style-name="T8">resendEN</text:span></text:p>
          <draw:enhanced-geometry svg:viewBox="0 0 21600 21600" draw:type="rectangle" draw:enhanced-path="M 0 0 L 21600 0 21600 21600 0 21600 0 0 Z N"/>
        </draw:custom-shape>
        <draw:line draw:name="Line 40" draw:style-name="gr4" draw:text-style-name="P8" draw:layer="layout" svg:x1="10.16cm" svg:y1="10.636cm" svg:x2="11.43cm" svg:y2="10.636cm">
          <text:p/>
        </draw:line>
        <draw:line draw:name="Line 41" draw:style-name="gr4" draw:text-style-name="P8" draw:layer="layout" svg:x1="24.447cm" svg:y1="7.62cm" svg:x2="25.4cm" svg:y2="7.62cm">
          <text:p/>
        </draw:line>
        <draw:custom-shape draw:name="Text Box 42" draw:style-name="gr5" draw:text-style-name="P2" draw:layer="layout" svg:width="0.793cm" svg:height="0.634cm" svg:x="23.0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2.86cm" svg:y1="7.937cm" svg:x2="22.86cm" svg:y2="9.048cm">
          <text:p/>
        </draw:line>
        <draw:custom-shape draw:name="Rectangle 44" draw:style-name="gr3" draw:text-style-name="P2" draw:layer="layout" svg:width="2.222cm" svg:height="1.428cm" svg:x="22.225cm" svg:y="9.049cm">
          <text:p text:style-name="P7"><text:span text:style-name="T8">nextpacket</text:span></text:p>
          <draw:enhanced-geometry svg:viewBox="0 0 21600 21600" draw:type="rectangle" draw:enhanced-path="M 0 0 L 21600 0 21600 21600 0 21600 0 0 Z N"/>
        </draw:custom-shape>
        <draw:line draw:name="Line 45" draw:style-name="gr4" draw:text-style-name="P8" draw:layer="layout" svg:x1="22.86cm" svg:y1="8.413cm" svg:x2="25.241cm" svg:y2="8.413cm">
          <text:p/>
        </draw:line>
        <draw:line draw:name="Line 46" draw:style-name="gr6" draw:text-style-name="P8" draw:layer="layout" svg:x1="18.732cm" svg:y1="6.985cm" svg:x2="19.367cm" svg:y2="6.985cm">
          <text:p/>
        </draw:line>
        <draw:custom-shape draw:name="Oval 47" draw:style-name="gr9" draw:text-style-name="P2" draw:layer="layout" svg:width="0.317cm" svg:height="0.317cm" svg:x="19.2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21.4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0.952cm" svg:height="0.634cm" svg:x="21.273cm" svg:y="6.191cm">
          <text:p text:style-name="P7"><text:span text:style-name="T8">ANT</text:span></text:p>
          <draw:enhanced-geometry svg:viewBox="0 0 21600 21600" draw:type="rectangle" draw:enhanced-path="M 0 0 L 21600 0 21600 21600 0 21600 0 0 Z N"/>
        </draw:custom-shape>
        <draw:custom-shape draw:name="Text Box 50" draw:style-name="gr5" draw:text-style-name="P2" draw:layer="layout" svg:width="0.952cm" svg:height="0.634cm" svg:x="22.86cm" svg:y="10.636cm">
          <text:p text:style-name="P7"><text:span text:style-name="T8">ANT</text:span></text:p>
          <draw:enhanced-geometry svg:viewBox="0 0 21600 21600" draw:type="rectangle" draw:enhanced-path="M 0 0 L 21600 0 21600 21600 0 21600 0 0 Z N"/>
        </draw:custom-shape>
        <draw:custom-shape draw:name="Oval 51" draw:style-name="gr9" draw:text-style-name="P2" draw:layer="layout" svg:width="0.475cm" svg:height="0.317cm" svg:x="22.2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317cm" svg:height="0.475cm" svg:x="22.701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2.542cm" svg:y1="10.477cm" svg:x2="22.542cm" svg:y2="11.271cm">
          <text:p/>
        </draw:line>
        <draw:line draw:name="Line 54" draw:style-name="gr4" draw:text-style-name="P8" draw:layer="layout" svg:x1="21.59cm" svg:y1="6.985cm" svg:x2="22.225cm" svg:y2="6.985cm">
          <text:p/>
        </draw:line>
        <draw:line draw:name="Line 55" draw:style-name="gr4" draw:text-style-name="P8" draw:layer="layout" svg:x1="22.383cm" svg:y1="7.937cm" svg:x2="22.383cm" svg:y2="9.048cm">
          <text:p/>
        </draw:line>
        <draw:custom-shape draw:name="Text Box 56" draw:style-name="gr5" draw:text-style-name="P2" draw:layer="layout" svg:width="1.11cm" svg:height="0.475cm" svg:x="21.273cm" svg:y="8.255cm">
          <text:p text:style-name="P7"><text:span text:style-name="T8">strobe</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1.748cm" svg:y="5.715cm">
          <text:p text:style-name="P7"><text:span text:style-name="T8">Reg</text:span></text:p>
          <draw:enhanced-geometry svg:viewBox="0 0 21600 21600" draw:type="rectangle" draw:enhanced-path="M 0 0 L 21600 0 21600 21600 0 21600 0 0 Z N"/>
        </draw:custom-shape>
        <draw:custom-shape draw:name="Text Box 58" draw:style-name="gr5" draw:text-style-name="P2" draw:layer="layout" svg:width="0.793cm" svg:height="0.475cm" svg:x="10.795cm" svg:y="6.668cm">
          <text:p text:style-name="P7"><text:span text:style-name="T8">Clk</text:span></text:p>
          <draw:enhanced-geometry svg:viewBox="0 0 21600 21600" draw:type="rectangle" draw:enhanced-path="M 0 0 L 21600 0 21600 21600 0 21600 0 0 Z N"/>
        </draw:custom-shape>
        <draw:line draw:name="Line 59" draw:style-name="gr4" draw:text-style-name="P8" draw:layer="layout" svg:x1="7.461cm" svg:y1="6.033cm" svg:x2="11.747cm" svg:y2="6.033cm">
          <text:p/>
        </draw:line>
        <draw:line draw:name="Line 60" draw:style-name="gr4" draw:text-style-name="P8" draw:layer="layout" svg:x1="10.477cm" svg:y1="7.143cm" svg:x2="11.747cm" svg:y2="7.143cm">
          <text:p/>
        </draw:line>
        <draw:line draw:name="Line 61" draw:style-name="gr4" draw:text-style-name="P8" draw:layer="layout" svg:x1="13.176cm" svg:y1="6.667cm" svg:x2="14.922cm" svg:y2="6.667cm">
          <text:p/>
        </draw:line>
        <draw:line draw:name="Line 62" draw:style-name="gr6" draw:text-style-name="P8" draw:layer="layout" svg:x1="17.462cm" svg:y1="13.811cm" svg:x2="7.143cm" svg:y2="13.811cm">
          <text:p/>
        </draw:line>
        <draw:line draw:name="Line 63" draw:style-name="gr4" draw:text-style-name="P8" draw:layer="layout" svg:x1="7.143cm" svg:y1="13.811cm" svg:x2="7.143cm" svg:y2="13.176cm">
          <text:p/>
        </draw:line>
        <draw:custom-shape draw:name="Rectangle 64" draw:style-name="gr3" draw:text-style-name="P2" draw:layer="layout" svg:width="1.269cm" svg:height="7.619cm" svg:x="14.923cm" svg:y="5.239cm">
          <text:p text:style-name="P7"><text:span text:style-name="T8">SRam</text:span></text:p>
          <text:p text:style-name="P7"><text:span text:style-name="T8">444bit</text:span></text:p>
          <draw:enhanced-geometry svg:viewBox="0 0 21600 21600" draw:type="rectangle" draw:enhanced-path="M 0 0 L 21600 0 21600 21600 0 21600 0 0 Z N"/>
        </draw:custom-shape>
        <draw:line draw:name="Line 65" draw:style-name="gr4" draw:text-style-name="P8" draw:layer="layout" svg:x1="17.462cm" svg:y1="6.667cm" svg:x2="16.192cm" svg:y2="6.667cm">
          <text:p/>
        </draw:line>
        <draw:line draw:name="Line 66" draw:style-name="gr4" draw:text-style-name="P8" draw:layer="layout" svg:x1="16.192cm" svg:y1="7.937cm" svg:x2="17.462cm" svg:y2="7.937cm">
          <text:p/>
        </draw:line>
        <draw:custom-shape draw:name="Text Box 67" draw:style-name="gr5" draw:text-style-name="P2" draw:layer="layout" svg:width="0.952cm" svg:height="0.475cm" svg:x="16.51cm" svg:y="6.191cm">
          <text:p text:style-name="P7"><text:span text:style-name="T8">rEN</text:span></text:p>
          <draw:enhanced-geometry svg:viewBox="0 0 21600 21600" draw:type="rectangle" draw:enhanced-path="M 0 0 L 21600 0 21600 21600 0 21600 0 0 Z N"/>
        </draw:custom-shape>
        <draw:custom-shape draw:name="Text Box 68" draw:style-name="gr5" draw:text-style-name="P2" draw:layer="layout" svg:width="0.952cm" svg:height="0.475cm" svg:x="16.351cm" svg:y="7.303cm">
          <text:p text:style-name="P7"><text:span text:style-name="T8">pckt</text:span></text:p>
          <draw:enhanced-geometry svg:viewBox="0 0 21600 21600" draw:type="rectangle" draw:enhanced-path="M 0 0 L 21600 0 21600 21600 0 21600 0 0 Z N"/>
        </draw:custom-shape>
        <draw:line draw:name="Line 69" draw:style-name="gr4" draw:text-style-name="P8" draw:layer="layout" svg:x1="0.097cm" svg:y1="15.875cm" svg:x2="16.192cm" svg:y2="15.875cm">
          <text:p/>
        </draw:line>
        <draw:custom-shape draw:name="Text Box 70" draw:style-name="gr5" draw:text-style-name="P2" draw:layer="layout" svg:width="1.269cm" svg:height="0.634cm" svg:x="0.635cm" svg:y="15.0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3.176cm" svg:y1="10.953cm" svg:x2="15.081cm" svg:y2="10.953cm">
          <text:p/>
        </draw:line>
        <draw:custom-shape draw:name="Text Box 72" draw:style-name="gr5" draw:text-style-name="P2" draw:layer="layout" svg:width="1.428cm" svg:height="0.634cm" svg:x="13.335cm" svg:y="10.478cm">
          <text:p text:style-name="P7"><text:span text:style-name="T8">storeEN</text:span></text:p>
          <draw:enhanced-geometry svg:viewBox="0 0 21600 21600" draw:type="rectangle" draw:enhanced-path="M 0 0 L 21600 0 21600 21600 0 21600 0 0 Z N"/>
        </draw:custom-shape>
        <draw:line draw:name="Line 73" draw:style-name="gr4" draw:text-style-name="P8" draw:layer="layout" svg:x1="13.176cm" svg:y1="7.778cm" svg:x2="14.922cm" svg:y2="7.778cm">
          <text:p/>
        </draw:line>
        <draw:custom-shape draw:name="Text Box 74" draw:style-name="gr5" draw:text-style-name="P2" draw:layer="layout" svg:width="1.428cm" svg:height="0.634cm" svg:x="13.176cm" svg:y="7.303cm">
          <text:p text:style-name="P7"><text:span text:style-name="T8">storeEN</text:span></text:p>
          <draw:enhanced-geometry svg:viewBox="0 0 21600 21600" draw:type="rectangle" draw:enhanced-path="M 0 0 L 21600 0 21600 21600 0 21600 0 0 Z N"/>
        </draw:custom-shape>
        <draw:line draw:name="Line 75" draw:style-name="gr4" draw:text-style-name="P8" draw:layer="layout" svg:x1="13.176cm" svg:y1="11.906cm" svg:x2="15.081cm" svg:y2="11.906cm">
          <text:p/>
        </draw:line>
        <draw:custom-shape draw:name="Text Box 76" draw:style-name="gr5" draw:text-style-name="P2" draw:layer="layout" svg:width="1.428cm" svg:height="0.475cm" svg:x="13.335cm" svg:y="11.43cm">
          <text:p text:style-name="P7"><text:span text:style-name="T8">storeE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custom-shape draw:name="Rectangle 30" draw:style-name="gr3" draw:text-style-name="P2" draw:layer="layout" svg:width="2.698cm" svg:height="3.968cm" svg:x="9.049cm" svg:y="8.096cm">
          <text:p text:style-name="P9"><text:span text:style-name="T8">StateReg</text:span></text:p>
          <text:p text:style-name="P7"><text:span text:style-name="T8">-idle</text:span></text:p>
          <text:p text:style-name="P7"><text:span text:style-name="T8">-trans</text:span></text:p>
          <draw:enhanced-geometry svg:viewBox="0 0 21600 21600" draw:type="rectangle" draw:enhanced-path="M 0 0 L 21600 0 21600 21600 0 21600 0 0 Z N"/>
        </draw:custom-shape>
        <draw:custom-shape draw:name="Text Box 31" draw:style-name="gr5" draw:text-style-name="P2" draw:layer="layout" svg:width="1.587cm" svg:height="0.634cm" svg:x="13.97cm" svg:y="9.843cm">
          <text:p text:style-name="P9"><text:span text:style-name="T8">state</text:span></text:p>
          <draw:enhanced-geometry svg:viewBox="0 0 21600 21600" draw:type="rectangle" draw:enhanced-path="M 0 0 L 21600 0 21600 21600 0 21600 0 0 Z N"/>
        </draw:custom-shape>
        <draw:line draw:name="Line 32" draw:style-name="gr4" draw:text-style-name="P8" draw:layer="layout" svg:x1="21.59cm" svg:y1="12.541cm" svg:x2="22.86cm" svg:y2="12.541cm">
          <text:p/>
        </draw:line>
        <draw:custom-shape draw:name="Text Box 33" draw:style-name="gr5" draw:text-style-name="P2" draw:layer="layout" svg:width="2.063cm" svg:height="0.634cm" svg:x="9.366cm" svg:y="12.859cm">
          <text:p text:style-name="P7"><text:span text:style-name="T8">stopSend</text:span></text:p>
          <draw:enhanced-geometry svg:viewBox="0 0 21600 21600" draw:type="rectangle" draw:enhanced-path="M 0 0 L 21600 0 21600 21600 0 21600 0 0 Z N"/>
        </draw:custom-shape>
        <draw:line draw:name="Line 34" draw:style-name="gr4" draw:text-style-name="P8" draw:layer="layout" svg:x1="4.868cm" svg:y1="9.101cm" svg:x2="9.154cm" svg:y2="9.101cm">
          <text:p/>
        </draw:line>
        <draw:custom-shape draw:name="Text Box 35" draw:style-name="gr5" draw:text-style-name="P2" draw:layer="layout" svg:width="2.063cm" svg:height="0.634cm" svg:x="5.398cm" svg:y="8.255cm">
          <text:p text:style-name="P7"><text:span text:style-name="T8">transEN</text:span></text:p>
          <draw:enhanced-geometry svg:viewBox="0 0 21600 21600" draw:type="rectangle" draw:enhanced-path="M 0 0 L 21600 0 21600 21600 0 21600 0 0 Z N"/>
        </draw:custom-shape>
        <draw:custom-shape draw:name="Rectangle 36" draw:style-name="gr3" draw:text-style-name="P2" draw:layer="layout" svg:width="4.762cm" svg:height="3.968cm" svg:x="16.828cm" svg:y="11.43cm">
          <text:p text:style-name="P9"><text:span text:style-name="T8">OutputLogic</text:span></text:p>
          <draw:enhanced-geometry svg:viewBox="0 0 21600 21600" draw:type="rectangle" draw:enhanced-path="M 0 0 L 21600 0 21600 21600 0 21600 0 0 Z N"/>
        </draw:custom-shape>
        <draw:custom-shape draw:name="Text Box 37" draw:style-name="gr5" draw:text-style-name="P2" draw:layer="layout" svg:width="2.063cm" svg:height="0.634cm" svg:x="22.86cm" svg:y="12.065cm">
          <text:p text:style-name="P7"><text:span text:style-name="T8">CodeGenEN</text:span></text:p>
          <draw:enhanced-geometry svg:viewBox="0 0 21600 21600" draw:type="rectangle" draw:enhanced-path="M 0 0 L 21600 0 21600 21600 0 21600 0 0 Z N"/>
        </draw:custom-shape>
        <draw:line draw:name="Line 38" draw:style-name="gr4" draw:text-style-name="P8" draw:layer="layout" svg:x1="10.477cm" svg:y1="6.826cm" svg:x2="10.477cm" svg:y2="8.096cm">
          <text:p/>
        </draw:line>
        <draw:line draw:name="Line 39" draw:style-name="gr6" draw:text-style-name="P8" draw:layer="layout" svg:x1="10.477cm" svg:y1="6.826cm" svg:x2="17.78cm" svg:y2="6.826cm">
          <text:p/>
        </draw:line>
        <draw:custom-shape draw:name="Rectangle 40" draw:style-name="gr3" draw:text-style-name="P2" draw:layer="layout" svg:width="4.762cm" svg:height="2.38cm" svg:x="16.669cm" svg:y="8.573cm">
          <text:p text:style-name="P9"><text:span text:style-name="T8">NxtstateLogic</text:span></text:p>
          <draw:enhanced-geometry svg:viewBox="0 0 21600 21600" draw:type="rectangle" draw:enhanced-path="M 0 0 L 21600 0 21600 21600 0 21600 0 0 Z N"/>
        </draw:custom-shape>
        <draw:line draw:name="Line 41" draw:style-name="gr4" draw:text-style-name="P8" draw:layer="layout" svg:x1="13.652cm" svg:y1="12.541cm" svg:x2="16.827cm" svg:y2="12.541cm">
          <text:p/>
        </draw:line>
        <draw:line draw:name="Line 42" draw:style-name="gr4" draw:text-style-name="P8" draw:layer="layout" svg:x1="11.747cm" svg:y1="9.683cm" svg:x2="16.668cm" svg:y2="9.683cm">
          <text:p/>
        </draw:line>
        <draw:line draw:name="Line 43" draw:style-name="gr6" draw:text-style-name="P8" draw:layer="layout" svg:x1="13.652cm" svg:y1="9.683cm" svg:x2="13.652cm" svg:y2="12.541cm">
          <text:p/>
        </draw:line>
        <draw:custom-shape draw:name="Text Box 44" draw:style-name="gr5" draw:text-style-name="P2" draw:layer="layout" svg:width="1.587cm" svg:height="0.634cm" svg:x="13.018cm" svg:y="6.985cm">
          <text:p text:style-name="P9"><text:span text:style-name="T8">nxtstate</text:span></text:p>
          <draw:enhanced-geometry svg:viewBox="0 0 21600 21600" draw:type="rectangle" draw:enhanced-path="M 0 0 L 21600 0 21600 21600 0 21600 0 0 Z N"/>
        </draw:custom-shape>
        <draw:line draw:name="Line 45" draw:style-name="gr6" draw:text-style-name="P8" draw:layer="layout" svg:x1="17.78cm" svg:y1="6.826cm" svg:x2="17.78cm" svg:y2="8.572cm">
          <text:p/>
        </draw:line>
        <draw:line draw:name="Line 46" draw:style-name="gr4" draw:text-style-name="P8" draw:layer="layout" svg:x1="21.59cm" svg:y1="13.97cm" svg:x2="22.86cm" svg:y2="13.97cm">
          <text:p/>
        </draw:line>
        <draw:line draw:name="Line 47" draw:style-name="gr4" draw:text-style-name="P8" draw:layer="layout" svg:x1="21.59cm" svg:y1="13.335cm" svg:x2="23.018cm" svg:y2="13.335cm">
          <text:p/>
        </draw:line>
        <draw:line draw:name="Line 48" draw:style-name="gr4" draw:text-style-name="P8" draw:layer="layout" svg:x1="10.318cm" svg:y1="12.858cm" svg:x2="10.318cm" svg:y2="12.065cm">
          <text:p/>
        </draw:line>
        <draw:custom-shape draw:name="Text Box 49" draw:style-name="gr5" draw:text-style-name="P2" draw:layer="layout" svg:width="2.063cm" svg:height="0.634cm" svg:x="23.019cm" svg:y="12.859cm">
          <text:p text:style-name="P7"><text:span text:style-name="T8">EncodeEN</text:span></text:p>
          <draw:enhanced-geometry svg:viewBox="0 0 21600 21600" draw:type="rectangle" draw:enhanced-path="M 0 0 L 21600 0 21600 21600 0 21600 0 0 Z N"/>
        </draw:custom-shape>
        <draw:custom-shape draw:name="Text Box 50" draw:style-name="gr5" draw:text-style-name="P2" draw:layer="layout" svg:width="2.38cm" svg:height="0.634cm" svg:x="23.019cm" svg:y="13.811cm">
          <text:p text:style-name="P7"><text:span text:style-name="T8">HeaderGenEN</text:span></text:p>
          <draw:enhanced-geometry svg:viewBox="0 0 21600 21600" draw:type="rectangle" draw:enhanced-path="M 0 0 L 21600 0 21600 21600 0 21600 0 0 Z N"/>
        </draw:custom-shape>
        <draw:line draw:name="Line 51" draw:style-name="gr4" draw:text-style-name="P8" draw:layer="layout" svg:x1="4.762cm" svg:y1="10.953cm" svg:x2="9.048cm" svg:y2="10.953cm">
          <text:p/>
        </draw:line>
        <draw:line draw:name="Line 52" draw:style-name="gr4" draw:text-style-name="P8" draw:layer="layout" svg:x1="12.541cm" svg:y1="13.811cm" svg:x2="16.827cm" svg:y2="13.811cm">
          <text:p/>
        </draw:line>
        <draw:custom-shape draw:name="Text Box 53" draw:style-name="gr5" draw:text-style-name="P2" draw:layer="layout" svg:width="2.063cm" svg:height="0.634cm" svg:x="12.383cm" svg:y="13.97cm">
          <text:p text:style-name="P7"><text:span text:style-name="T8">resendEN</text:span></text:p>
          <draw:enhanced-geometry svg:viewBox="0 0 21600 21600" draw:type="rectangle" draw:enhanced-path="M 0 0 L 21600 0 21600 21600 0 21600 0 0 Z N"/>
        </draw:custom-shape>
        <draw:line draw:name="Line 54" draw:style-name="gr4" draw:text-style-name="P8" draw:layer="layout" svg:x1="21.59cm" svg:y1="11.588cm" svg:x2="22.86cm" svg:y2="11.588cm">
          <text:p/>
        </draw:line>
        <draw:custom-shape draw:name="Text Box 55" draw:style-name="gr5" draw:text-style-name="P2" draw:layer="layout" svg:width="2.063cm" svg:height="0.634cm" svg:x="23.019cm" svg:y="11.271cm">
          <text:p text:style-name="P7"><text:span text:style-name="T8">ReadEN</text:span></text:p>
          <draw:enhanced-geometry svg:viewBox="0 0 21600 21600" draw:type="rectangle" draw:enhanced-path="M 0 0 L 21600 0 21600 21600 0 21600 0 0 Z N"/>
        </draw:custom-shape>
        <draw:custom-shape draw:name="Text Box 56" draw:style-name="gr5" draw:text-style-name="P2" draw:layer="layout" svg:width="13.175cm" svg:height="2.698cm" svg:x="1.482cm" svg:y="14.817cm">
          <text:p text:style-name="P7"><text:span text:style-name="T7">The RCU is the controller block that sends a readenable when a packet has been successfully been transmitted. If packet failed to be transmitted correctly then the rcu resends the packet all over again.</text:span></text:p>
          <draw:enhanced-geometry svg:viewBox="0 0 21600 21600" draw:type="rectangle" draw:enhanced-path="M 0 0 L 21600 0 21600 21600 0 21600 0 0 Z N"/>
        </draw:custom-shape>
        <draw:custom-shape draw:name="Text Box 57" draw:style-name="gr5" draw:text-style-name="P2" draw:layer="layout" svg:width="0.952cm" svg:height="0.475cm" svg:x="5.398cm" svg:y="10.319cm">
          <text:p text:style-name="P7"><text:span text:style-name="T8">clk</text:span></text:p>
          <draw:enhanced-geometry svg:viewBox="0 0 21600 21600" draw:type="rectangle" draw:enhanced-path="M 0 0 L 21600 0 21600 21600 0 21600 0 0 Z N"/>
        </draw:custom-shape>
        <draw:custom-shape draw:name="TextBox 90" draw:style-name="gr1" draw:text-style-name="P2" draw:layer="layout" svg:width="3.437cm" svg:height="1.965cm" svg:x="9.737cm" svg:y="2.117cm">
          <text:p text:style-name="P1"><text:span text:style-name="T5">RCU</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8">Shiftout</text:span></text:p>
            <text:p text:style-name="P7"><text:span text:style-name="T18">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9">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5" presentation:class="page"/>
          <draw:frame presentation:style-name="pr5" draw:layer="layout" svg:width="17.271cm" svg:height="12.573cm" svg:x="2.159cm" svg:y="13.271cm" presentation:class="notes" presentation:placeholder="true">
            <draw:text-box/>
          </draw:frame>
        </presentation:notes>
      </draw:page>
      <draw:page draw:name="page26"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1"><text:span text:style-name="T4"/></text:p>
            <text:p text:style-name="P11"><text:span text:style-name="T4"/></text:p>
            <text:p text:style-name="P11"><text:span text:style-name="T4"/></text:p>
            <text:p text:style-name="P11"><text:span text:style-name="T4"/></text:p>
          </draw:text-box>
        </draw:frame>
        <presentation:notes draw:style-name="dp2">
          <draw:page-thumbnail draw:name="Slide Image Placeholder 1" draw:style-name="gr2" draw:layer="layout" svg:width="0cm" svg:height="0cm" svg:x="0cm" svg:y="0cm" draw:page-number="26"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3" draw:layer="layout" svg:width="0.001cm" svg:height="0.001cm" svg:x="0cm" svg:y="0cm" presentation:class="page-number">
            <draw:text-box>
              <text:p text:style-name="P12"><text:span text:style-name="T20"><text:page-number>&lt;number&gt;</text:page-number></text:span><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font-size="18pt" fo:hyphenate="false"/>
    </style:style>
    <style:style style:name="MP10" style:family="paragraph">
      <style:paragraph-properties fo:margin-left="0cm" fo:margin-right="0cm" fo:margin-top="0.205cm" fo:margin-bottom="0.5cm" fo:text-align="start" fo:text-indent="0cm" style:punctuation-wrap="hanging"/>
      <style:text-properties fo:font-size="18pt" fo:hyphenate="false"/>
    </style:style>
    <style:style style:name="MP11" style:family="paragraph">
      <style:paragraph-properties fo:margin-left="0cm" fo:margin-right="0cm" fo:margin-top="0.131cm" fo:margin-bottom="0.5cm" fo:text-align="start" fo:text-indent="0cm" style:punctuation-wrap="hanging"/>
      <style:text-properties fo:font-size="18pt" fo:hyphenate="false"/>
    </style:style>
    <style:style style:name="MT1"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2"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MT3"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1">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2"><presentation:date-time/></text:span><text:span text:style-name="MT2"><text:date style:data-style-name="D1" text:date-value="2011-04-10">4/10/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presentation:footer/></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3"><text:page-number>&lt;number&gt;</text:page-number></text:span><text:span text:style-name="MT3"><text:page-number>&lt;number&gt;</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4">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5">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2"><presentation:date-time/></text:span><text:span text:style-name="MT2"><text:date style:data-style-name="D1" text:date-value="2011-04-10">4/10/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presentation:footer/></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2"><text:page-number>&lt;number&gt;</text:page-number></text:span><text:span text:style-name="MT2"><text:page-number>&lt;number&gt;</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5">
            <text:list-item>
              <text:p text:style-name="MP3"><text:span text:style-name="MT6">Click to edit the outline text format</text:span></text:p>
              <text:list>
                <text:list-item>
                  <text:p text:style-name="MP3"><text:span text:style-name="MT6">Second Outline Level</text:span></text:p>
                  <text:list>
                    <text:list-item>
                      <text:p text:style-name="MP3"><text:span text:style-name="MT6">Third Outline Level</text:span></text:p>
                      <text:list>
                        <text:list-item>
                          <text:p text:style-name="MP3"><text:span text:style-name="MT6">Fourth Outline Level</text:span></text:p>
                          <text:list>
                            <text:list-item>
                              <text:p text:style-name="MP3"><text:span text:style-name="MT6">Fifth Outline Level</text:span></text:p>
                              <text:list>
                                <text:list-item>
                                  <text:p text:style-name="MP3"><text:span text:style-name="MT6">Sixth Outline Level</text:span></text:p>
                                  <text:list>
                                    <text:list-item>
                                      <text:p text:style-name="MP3"><text:span text:style-name="MT6">Seventh Outline Level</text:span></text:p>
                                      <text:list>
                                        <text:list-item>
                                          <text:p text:style-name="MP3"><text:span text:style-name="MT6">Eighth Outline Level</text:span></text:p>
                                        </text:list-item>
                                      </text:list>
                                    </text:list-item>
                                  </text:list>
                                </text:list-item>
                              </text:list>
                            </text:list-item>
                          </text:list>
                        </text:list-item>
                      </text:list>
                    </text:list-item>
                  </text:list>
                </text:list-item>
              </text:list>
            </text:list-item>
          </text:list>
          <text:list text:style-name="ML6">
            <text:list-item>
              <text:p text:style-name="MP10"><text:span text:style-name="MT6">Ninth Outline LevelClick to edit Master text styles</text:span></text:p>
            </text:list-item>
          </text:list>
          <text:list text:style-name="ML7">
            <text:list-item>
              <text:list>
                <text:list-item>
                  <text:p text:style-name="MP11"><text:span text:style-name="MT7">Second level</text:span></text:p>
                </text:list-item>
              </text:list>
            </text:list-item>
          </text:list>
          <text:list text:style-name="ML8">
            <text:list-item>
              <text:list>
                <text:list-item>
                  <text:list>
                    <text:list-item>
                      <text:p text:style-name="MP11"><text:span text:style-name="MT8">Third level</text:span></text:p>
                    </text:list-item>
                  </text:list>
                </text:list-item>
              </text:list>
            </text:list-item>
          </text:list>
          <text:list text:style-name="ML9">
            <text:list-item>
              <text:list>
                <text:list-item>
                  <text:list>
                    <text:list-item>
                      <text:list>
                        <text:list-item>
                          <text:p text:style-name="MP11"><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8">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presentation:header/></text:p>
          </draw:text-box>
        </draw:frame>
        <draw:frame presentation:style-name="Mpr10" draw:text-style-name="MP2" draw:layer="backgroundobjects" svg:width="9.369cm" svg:height="1.396cm" svg:x="12.22cm" svg:y="0cm" presentation:class="date-time">
          <draw:text-box>
            <text:p text:style-name="MP2"><presentation:date-time/></text:p>
          </draw:text-box>
        </draw:frame>
        <draw:frame presentation:style-name="Mpr11" draw:text-style-name="MP1" draw:layer="backgroundobjects" svg:width="9.369cm" svg:height="1.396cm" svg:x="0cm" svg:y="26.543cm" presentation:class="footer">
          <draw:text-box>
            <text:p text:style-name="MP1"><presentation:footer/></text:p>
          </draw:text-box>
        </draw:frame>
        <draw:frame presentation:style-name="Mpr11"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10T20:11:15</dc:date>
    <dc:creator>Mentor Graphics</dc:creator>
    <meta:document-statistic meta:object-count="1027"/>
    <meta:generator>OpenOffice.org/3.1$Unix OpenOffice.org_project/310m19$Build-9420</meta:generator>
  </office:meta>
</office:document-meta>
</file>